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17064" calcext:value-type="float">
            <text:p>116.7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04872" calcext:value-type="float">
            <text:p>116.7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59736" calcext:value-type="float">
            <text:p>116.7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9936" calcext:value-type="float">
            <text:p>116.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14016" calcext:value-type="float">
            <text:p>116.7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32888" calcext:value-type="float">
            <text:p>116.8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54224" calcext:value-type="float">
            <text:p>116.8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26792" calcext:value-type="float">
            <text:p>116.8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41448" calcext:value-type="float">
            <text:p>116.7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6888" calcext:value-type="float">
            <text:p>116.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35936" calcext:value-type="float">
            <text:p>116.8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32888" calcext:value-type="float">
            <text:p>116.8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9936" calcext:value-type="float">
            <text:p>116.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38984" calcext:value-type="float">
            <text:p>116.8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78608" calcext:value-type="float">
            <text:p>116.8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11552" calcext:value-type="float">
            <text:p>116.8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32888" calcext:value-type="float">
            <text:p>116.8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48128" calcext:value-type="float">
            <text:p>116.8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93264" calcext:value-type="float">
            <text:p>116.7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51176" calcext:value-type="float">
            <text:p>116.8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9088" calcext:value-type="float">
            <text:p>116.9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604" calcext:value-type="float">
            <text:p>116.9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81656" calcext:value-type="float">
            <text:p>116.8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8336" calcext:value-type="float">
            <text:p>116.9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3952" calcext:value-type="float">
            <text:p>116.9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3368" calcext:value-type="float">
            <text:p>116.8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42032" calcext:value-type="float">
            <text:p>116.8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8232" calcext:value-type="float">
            <text:p>116.9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176" calcext:value-type="float">
            <text:p>116.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7856" calcext:value-type="float">
            <text:p>116.9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0528" calcext:value-type="float">
            <text:p>117.0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3576" calcext:value-type="float">
            <text:p>117.0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748" calcext:value-type="float">
            <text:p>116.9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224" calcext:value-type="float">
            <text:p>116.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5288" calcext:value-type="float">
            <text:p>116.9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0904" calcext:value-type="float">
            <text:p>116.9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224" calcext:value-type="float">
            <text:p>116.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1272" calcext:value-type="float">
            <text:p>117.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4912" calcext:value-type="float">
            <text:p>117.0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31008" calcext:value-type="float">
            <text:p>117.0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9296" calcext:value-type="float">
            <text:p>117.0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32" calcext:value-type="float">
            <text:p>117.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4912" calcext:value-type="float">
            <text:p>117.0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3576" calcext:value-type="float">
            <text:p>117.0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0048" calcext:value-type="float">
            <text:p>116.9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748" calcext:value-type="float">
            <text:p>116.9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42616" calcext:value-type="float">
            <text:p>116.9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5288" calcext:value-type="float">
            <text:p>116.9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34056" calcext:value-type="float">
            <text:p>117.0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7584" calcext:value-type="float">
            <text:p>117.0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85872" calcext:value-type="float">
            <text:p>117.0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9296" calcext:value-type="float">
            <text:p>117.0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15768" calcext:value-type="float">
            <text:p>117.0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0632" calcext:value-type="float">
            <text:p>117.0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0256" calcext:value-type="float">
            <text:p>117.1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52928" calcext:value-type="float">
            <text:p>117.1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4988" calcext:value-type="float">
            <text:p>117.1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98064" calcext:value-type="float">
            <text:p>117.0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0632" calcext:value-type="float">
            <text:p>117.0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0152" calcext:value-type="float">
            <text:p>117.0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796" calcext:value-type="float">
            <text:p>117.0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2344" calcext:value-type="float">
            <text:p>117.0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32" calcext:value-type="float">
            <text:p>117.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4432" calcext:value-type="float">
            <text:p>116.9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6144" calcext:value-type="float">
            <text:p>116.9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224" calcext:value-type="float">
            <text:p>116.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176" calcext:value-type="float">
            <text:p>116.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9088" calcext:value-type="float">
            <text:p>116.9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604" calcext:value-type="float">
            <text:p>116.9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5184" calcext:value-type="float">
            <text:p>116.9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2136" calcext:value-type="float">
            <text:p>116.9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56104" calcext:value-type="float">
            <text:p>116.6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13432" calcext:value-type="float">
            <text:p>116.6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46376" calcext:value-type="float">
            <text:p>116.5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9456" calcext:value-type="float">
            <text:p>116.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70176" calcext:value-type="float">
            <text:p>116.4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9456" calcext:value-type="float">
            <text:p>116.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098" calcext:value-type="float">
            <text:p>116.5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88464" calcext:value-type="float">
            <text:p>116.4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51888" calcext:value-type="float">
            <text:p>116.4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06168" calcext:value-type="float">
            <text:p>116.4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7264" calcext:value-type="float">
            <text:p>116.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93976" calcext:value-type="float">
            <text:p>116.3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60448" calcext:value-type="float">
            <text:p>116.3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08632" calcext:value-type="float">
            <text:p>116.3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53768" calcext:value-type="float">
            <text:p>116.2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3548" calcext:value-type="float">
            <text:p>116.2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95856" calcext:value-type="float">
            <text:p>116.1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71472" calcext:value-type="float">
            <text:p>116.1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37944" calcext:value-type="float">
            <text:p>116.1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31848" calcext:value-type="float">
            <text:p>116.1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89176" calcext:value-type="float">
            <text:p>116.0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526" calcext:value-type="float">
            <text:p>116.0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25168" calcext:value-type="float">
            <text:p>116.0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82496" calcext:value-type="float">
            <text:p>115.9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58112" calcext:value-type="float">
            <text:p>115.9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27632" calcext:value-type="float">
            <text:p>115.9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88008" calcext:value-type="float">
            <text:p>115.8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51432" calcext:value-type="float">
            <text:p>115.8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0952" calcext:value-type="float">
            <text:p>115.8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96568" calcext:value-type="float">
            <text:p>115.7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05712" calcext:value-type="float">
            <text:p>115.8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4" calcext:value-type="float">
            <text:p>115.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9352" calcext:value-type="float">
            <text:p>115.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66088" calcext:value-type="float">
            <text:p>115.7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38656" calcext:value-type="float">
            <text:p>115.7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35608" calcext:value-type="float">
            <text:p>115.7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41704" calcext:value-type="float">
            <text:p>115.7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26464" calcext:value-type="float">
            <text:p>115.7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80744" calcext:value-type="float">
            <text:p>115.6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59408" calcext:value-type="float">
            <text:p>115.6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28928" calcext:value-type="float">
            <text:p>115.6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954" calcext:value-type="float">
            <text:p>115.5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52728" calcext:value-type="float">
            <text:p>115.5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3444" calcext:value-type="float">
            <text:p>115.5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13104" calcext:value-type="float">
            <text:p>115.5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00912" calcext:value-type="float">
            <text:p>115.5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79576" calcext:value-type="float">
            <text:p>115.4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64336" calcext:value-type="float">
            <text:p>115.4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52144" calcext:value-type="float">
            <text:p>115.4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36904" calcext:value-type="float">
            <text:p>115.4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15568" calcext:value-type="float">
            <text:p>115.4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24712" calcext:value-type="float">
            <text:p>115.4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88136" calcext:value-type="float">
            <text:p>115.3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54608" calcext:value-type="float">
            <text:p>115.3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54608" calcext:value-type="float">
            <text:p>115.3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78992" calcext:value-type="float">
            <text:p>115.3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668" calcext:value-type="float">
            <text:p>115.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5156" calcext:value-type="float">
            <text:p>115.3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30224" calcext:value-type="float">
            <text:p>115.3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3632" calcext:value-type="float">
            <text:p>115.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57656" calcext:value-type="float">
            <text:p>115.3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63752" calcext:value-type="float">
            <text:p>115.3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63752" calcext:value-type="float">
            <text:p>115.3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63752" calcext:value-type="float">
            <text:p>115.3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54608" calcext:value-type="float">
            <text:p>115.3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3632" calcext:value-type="float">
            <text:p>115.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96696" calcext:value-type="float">
            <text:p>115.2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72312" calcext:value-type="float">
            <text:p>115.2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72312" calcext:value-type="float">
            <text:p>115.2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35736" calcext:value-type="float">
            <text:p>115.2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32688" calcext:value-type="float">
            <text:p>115.2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1832" calcext:value-type="float">
            <text:p>115.2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35736" calcext:value-type="float">
            <text:p>115.2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0016" calcext:value-type="float">
            <text:p>115.1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6112" calcext:value-type="float">
            <text:p>115.1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0016" calcext:value-type="float">
            <text:p>115.1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5632" calcext:value-type="float">
            <text:p>115.1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6864" calcext:value-type="float">
            <text:p>115.1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7724" calcext:value-type="float">
            <text:p>115.0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80288" calcext:value-type="float">
            <text:p>115.0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98576" calcext:value-type="float">
            <text:p>115.0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55904" calcext:value-type="float">
            <text:p>115.0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55904" calcext:value-type="float">
            <text:p>115.0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89432" calcext:value-type="float">
            <text:p>115.0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2296" calcext:value-type="float">
            <text:p>115.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26008" calcext:value-type="float">
            <text:p>115.1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98576" calcext:value-type="float">
            <text:p>115.0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41248" calcext:value-type="float">
            <text:p>115.1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6488" calcext:value-type="float">
            <text:p>115.1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6488" calcext:value-type="float">
            <text:p>115.1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0768" calcext:value-type="float">
            <text:p>115.1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3816" calcext:value-type="float">
            <text:p>115.1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9912" calcext:value-type="float">
            <text:p>115.1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71728" calcext:value-type="float">
            <text:p>115.1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02208" calcext:value-type="float">
            <text:p>115.2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8392" calcext:value-type="float">
            <text:p>115.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80872" calcext:value-type="float">
            <text:p>115.1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0016" calcext:value-type="float">
            <text:p>115.1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74776" calcext:value-type="float">
            <text:p>115.1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344" calcext:value-type="float">
            <text:p>115.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77824" calcext:value-type="float">
            <text:p>115.1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05256" calcext:value-type="float">
            <text:p>115.2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7448" calcext:value-type="float">
            <text:p>115.2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02208" calcext:value-type="float">
            <text:p>115.2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20496" calcext:value-type="float">
            <text:p>115.2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2964" calcext:value-type="float">
            <text:p>115.2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44" calcext:value-type="float">
            <text:p>115.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916" calcext:value-type="float">
            <text:p>115.1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6112" calcext:value-type="float">
            <text:p>115.1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41248" calcext:value-type="float">
            <text:p>115.1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86384" calcext:value-type="float">
            <text:p>115.0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98576" calcext:value-type="float">
            <text:p>115.0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47344" calcext:value-type="float">
            <text:p>115.1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9912" calcext:value-type="float">
            <text:p>115.1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58952" calcext:value-type="float">
            <text:p>115.0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28472" calcext:value-type="float">
            <text:p>115.0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3712" calcext:value-type="float">
            <text:p>115.0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65048" calcext:value-type="float">
            <text:p>115.0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0768" calcext:value-type="float">
            <text:p>115.1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868" calcext:value-type="float">
            <text:p>115.1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86968" calcext:value-type="float">
            <text:p>115.1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71728" calcext:value-type="float">
            <text:p>115.1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47344" calcext:value-type="float">
            <text:p>115.1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6488" calcext:value-type="float">
            <text:p>115.1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9536" calcext:value-type="float">
            <text:p>115.1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6488" calcext:value-type="float">
            <text:p>115.1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9536" calcext:value-type="float">
            <text:p>115.1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868" calcext:value-type="float">
            <text:p>115.1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868" calcext:value-type="float">
            <text:p>115.1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5632" calcext:value-type="float">
            <text:p>115.1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916" calcext:value-type="float">
            <text:p>115.1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54024" calcext:value-type="float">
            <text:p>115.2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2964" calcext:value-type="float">
            <text:p>115.2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87552" calcext:value-type="float">
            <text:p>115.2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11936" calcext:value-type="float">
            <text:p>115.3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87552" calcext:value-type="float">
            <text:p>115.2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906" calcext:value-type="float">
            <text:p>115.2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18032" calcext:value-type="float">
            <text:p>115.3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02792" calcext:value-type="float">
            <text:p>115.3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0584" calcext:value-type="float">
            <text:p>115.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02792" calcext:value-type="float">
            <text:p>115.3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668" calcext:value-type="float">
            <text:p>115.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7536" calcext:value-type="float">
            <text:p>115.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81456" calcext:value-type="float">
            <text:p>115.2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54608" calcext:value-type="float">
            <text:p>115.3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9728" calcext:value-type="float">
            <text:p>115.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45464" calcext:value-type="float">
            <text:p>115.3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84504" calcext:value-type="float">
            <text:p>115.2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8204" calcext:value-type="float">
            <text:p>115.3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18616" calcext:value-type="float">
            <text:p>115.4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78992" calcext:value-type="float">
            <text:p>115.3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5156" calcext:value-type="float">
            <text:p>115.3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06424" calcext:value-type="float">
            <text:p>115.4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78992" calcext:value-type="float">
            <text:p>115.3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06424" calcext:value-type="float">
            <text:p>115.4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21664" calcext:value-type="float">
            <text:p>115.4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2776" calcext:value-type="float">
            <text:p>115.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36904" calcext:value-type="float">
            <text:p>115.4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11936" calcext:value-type="float">
            <text:p>115.3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15568" calcext:value-type="float">
            <text:p>115.4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64336" calcext:value-type="float">
            <text:p>115.4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9728" calcext:value-type="float">
            <text:p>115.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1252" calcext:value-type="float">
            <text:p>115.4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61288" calcext:value-type="float">
            <text:p>115.4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10056" calcext:value-type="float">
            <text:p>115.5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58824" calcext:value-type="float">
            <text:p>115.5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28344" calcext:value-type="float">
            <text:p>115.5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0396" calcext:value-type="float">
            <text:p>115.5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79576" calcext:value-type="float">
            <text:p>115.4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3444" calcext:value-type="float">
            <text:p>115.5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13104" calcext:value-type="float">
            <text:p>115.5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61872" calcext:value-type="float">
            <text:p>115.5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24712" calcext:value-type="float">
            <text:p>115.4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79576" calcext:value-type="float">
            <text:p>115.4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8016" calcext:value-type="float">
            <text:p>115.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52728" calcext:value-type="float">
            <text:p>115.5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36904" calcext:value-type="float">
            <text:p>115.4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46048" calcext:value-type="float">
            <text:p>115.4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37488" calcext:value-type="float">
            <text:p>115.5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43584" calcext:value-type="float">
            <text:p>115.5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55776" calcext:value-type="float">
            <text:p>115.5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01496" calcext:value-type="float">
            <text:p>115.6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5636" calcext:value-type="float">
            <text:p>115.6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80744" calcext:value-type="float">
            <text:p>115.6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98448" calcext:value-type="float">
            <text:p>115.5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80744" calcext:value-type="float">
            <text:p>115.6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77112" calcext:value-type="float">
            <text:p>115.5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46632" calcext:value-type="float">
            <text:p>115.5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92936" calcext:value-type="float">
            <text:p>115.6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72184" calcext:value-type="float">
            <text:p>115.7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69136" calcext:value-type="float">
            <text:p>115.7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95984" calcext:value-type="float">
            <text:p>115.6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69136" calcext:value-type="float">
            <text:p>115.7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99032" calcext:value-type="float">
            <text:p>115.6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11224" calcext:value-type="float">
            <text:p>115.7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23416" calcext:value-type="float">
            <text:p>115.7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478" calcext:value-type="float">
            <text:p>115.7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02664" calcext:value-type="float">
            <text:p>115.8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78864" calcext:value-type="float">
            <text:p>115.8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78864" calcext:value-type="float">
            <text:p>115.8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57528" calcext:value-type="float">
            <text:p>115.8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33144" calcext:value-type="float">
            <text:p>115.8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0876" calcext:value-type="float">
            <text:p>115.8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59992" calcext:value-type="float">
            <text:p>115.7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89888" calcext:value-type="float">
            <text:p>115.6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17904" calcext:value-type="float">
            <text:p>115.8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57528" calcext:value-type="float">
            <text:p>115.8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35608" calcext:value-type="float">
            <text:p>115.7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11808" calcext:value-type="float">
            <text:p>115.8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002" calcext:value-type="float">
            <text:p>115.9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03248" calcext:value-type="float">
            <text:p>115.9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02664" calcext:value-type="float">
            <text:p>115.8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63624" calcext:value-type="float">
            <text:p>115.8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45336" calcext:value-type="float">
            <text:p>115.8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45336" calcext:value-type="float">
            <text:p>115.8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27632" calcext:value-type="float">
            <text:p>115.9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36192" calcext:value-type="float">
            <text:p>115.8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48384" calcext:value-type="float">
            <text:p>115.8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97152" calcext:value-type="float">
            <text:p>115.8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17904" calcext:value-type="float">
            <text:p>115.8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0952" calcext:value-type="float">
            <text:p>115.8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6972" calcext:value-type="float">
            <text:p>115.8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51432" calcext:value-type="float">
            <text:p>115.8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12392" calcext:value-type="float">
            <text:p>115.9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764" calcext:value-type="float">
            <text:p>115.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42872" calcext:value-type="float">
            <text:p>115.9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55064" calcext:value-type="float">
            <text:p>115.9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82496" calcext:value-type="float">
            <text:p>115.9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42872" calcext:value-type="float">
            <text:p>115.9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49552" calcext:value-type="float">
            <text:p>116.0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46504" calcext:value-type="float">
            <text:p>116.0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0688" calcext:value-type="float">
            <text:p>116.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21536" calcext:value-type="float">
            <text:p>115.9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5448" calcext:value-type="float">
            <text:p>115.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55064" calcext:value-type="float">
            <text:p>115.9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34312" calcext:value-type="float">
            <text:p>116.0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3736" calcext:value-type="float">
            <text:p>116.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2212" calcext:value-type="float">
            <text:p>116.0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36776" calcext:value-type="float">
            <text:p>115.9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24584" calcext:value-type="float">
            <text:p>115.9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64208" calcext:value-type="float">
            <text:p>115.9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40408" calcext:value-type="float">
            <text:p>116.0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07464" calcext:value-type="float">
            <text:p>116.1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31848" calcext:value-type="float">
            <text:p>116.1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8308" calcext:value-type="float">
            <text:p>116.0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16608" calcext:value-type="float">
            <text:p>116.1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47088" calcext:value-type="float">
            <text:p>116.1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04416" calcext:value-type="float">
            <text:p>116.1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07464" calcext:value-type="float">
            <text:p>116.1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12976" calcext:value-type="float">
            <text:p>116.0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55064" calcext:value-type="float">
            <text:p>115.9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94688" calcext:value-type="float">
            <text:p>115.9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43456" calcext:value-type="float">
            <text:p>116.0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19072" calcext:value-type="float">
            <text:p>116.0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95272" calcext:value-type="float">
            <text:p>116.0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34896" calcext:value-type="float">
            <text:p>116.1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80616" calcext:value-type="float">
            <text:p>116.1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62328" calcext:value-type="float">
            <text:p>116.1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01952" calcext:value-type="float">
            <text:p>116.2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6596" calcext:value-type="float">
            <text:p>116.2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6596" calcext:value-type="float">
            <text:p>116.2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26336" calcext:value-type="float">
            <text:p>116.2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75104" calcext:value-type="float">
            <text:p>116.2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53768" calcext:value-type="float">
            <text:p>116.2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29384" calcext:value-type="float">
            <text:p>116.2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44624" calcext:value-type="float">
            <text:p>116.2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69008" calcext:value-type="float">
            <text:p>116.2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45208" calcext:value-type="float">
            <text:p>116.3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23872" calcext:value-type="float">
            <text:p>116.3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9644" calcext:value-type="float">
            <text:p>116.2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87296" calcext:value-type="float">
            <text:p>116.2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5072" calcext:value-type="float">
            <text:p>116.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56816" calcext:value-type="float">
            <text:p>116.2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2692" calcext:value-type="float">
            <text:p>116.3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00072" calcext:value-type="float">
            <text:p>116.4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27504" calcext:value-type="float">
            <text:p>116.4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29968" calcext:value-type="float">
            <text:p>116.3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45792" calcext:value-type="float">
            <text:p>116.4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61032" calcext:value-type="float">
            <text:p>116.4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6648" calcext:value-type="float">
            <text:p>116.4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0552" calcext:value-type="float">
            <text:p>116.4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61032" calcext:value-type="float">
            <text:p>116.4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42744" calcext:value-type="float">
            <text:p>116.4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81784" calcext:value-type="float">
            <text:p>116.3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76272" calcext:value-type="float">
            <text:p>116.4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4884" calcext:value-type="float">
            <text:p>116.4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97024" calcext:value-type="float">
            <text:p>116.3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82368" calcext:value-type="float">
            <text:p>116.4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2504" calcext:value-type="float">
            <text:p>116.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12848" calcext:value-type="float">
            <text:p>116.5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06752" calcext:value-type="float">
            <text:p>116.5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45792" calcext:value-type="float">
            <text:p>116.4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42744" calcext:value-type="float">
            <text:p>116.4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31136" calcext:value-type="float">
            <text:p>116.5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58568" calcext:value-type="float">
            <text:p>116.5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07336" calcext:value-type="float">
            <text:p>116.6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89048" calcext:value-type="float">
            <text:p>116.5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86" calcext:value-type="float">
            <text:p>116.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65248" calcext:value-type="float">
            <text:p>116.6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56104" calcext:value-type="float">
            <text:p>116.6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25624" calcext:value-type="float">
            <text:p>116.6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622" calcext:value-type="float">
            <text:p>116.6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44496" calcext:value-type="float">
            <text:p>116.7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71928" calcext:value-type="float">
            <text:p>116.7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1-06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2316" calcext:value-type="float">
            <text:p>116.7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32304" calcext:value-type="float">
            <text:p>116.7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53056" calcext:value-type="float">
            <text:p>116.6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7744" calcext:value-type="float">
            <text:p>116.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17064" calcext:value-type="float">
            <text:p>116.7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08504" calcext:value-type="float">
            <text:p>116.8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35936" calcext:value-type="float">
            <text:p>116.8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81072" calcext:value-type="float">
            <text:p>116.7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71928" calcext:value-type="float">
            <text:p>116.7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41448" calcext:value-type="float">
            <text:p>116.7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35352" calcext:value-type="float">
            <text:p>116.7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05456" calcext:value-type="float">
            <text:p>116.8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4508" calcext:value-type="float">
            <text:p>116.8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78024" calcext:value-type="float">
            <text:p>116.7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50592" calcext:value-type="float">
            <text:p>116.7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87168" calcext:value-type="float">
            <text:p>116.7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35352" calcext:value-type="float">
            <text:p>116.7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47544" calcext:value-type="float">
            <text:p>116.7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59736" calcext:value-type="float">
            <text:p>116.7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8412" calcext:value-type="float">
            <text:p>116.7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65832" calcext:value-type="float">
            <text:p>116.7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47544" calcext:value-type="float">
            <text:p>116.7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71928" calcext:value-type="float">
            <text:p>116.7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2316" calcext:value-type="float">
            <text:p>116.7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04872" calcext:value-type="float">
            <text:p>116.7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622" calcext:value-type="float">
            <text:p>116.6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40864" calcext:value-type="float">
            <text:p>116.6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6584" calcext:value-type="float">
            <text:p>116.6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6584" calcext:value-type="float">
            <text:p>116.6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56104" calcext:value-type="float">
            <text:p>116.6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40864" calcext:value-type="float">
            <text:p>116.6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59152" calcext:value-type="float">
            <text:p>116.6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43912" calcext:value-type="float">
            <text:p>116.6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37816" calcext:value-type="float">
            <text:p>116.6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56104" calcext:value-type="float">
            <text:p>116.6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0124" calcext:value-type="float">
            <text:p>116.6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07336" calcext:value-type="float">
            <text:p>116.6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37816" calcext:value-type="float">
            <text:p>116.6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95144" calcext:value-type="float">
            <text:p>116.5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92096" calcext:value-type="float">
            <text:p>116.5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7076" calcext:value-type="float">
            <text:p>116.5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67712" calcext:value-type="float">
            <text:p>116.5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22576" calcext:value-type="float">
            <text:p>116.6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25624" calcext:value-type="float">
            <text:p>116.6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04288" calcext:value-type="float">
            <text:p>116.6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10384" calcext:value-type="float">
            <text:p>116.6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19528" calcext:value-type="float">
            <text:p>116.6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10384" calcext:value-type="float">
            <text:p>116.6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82952" calcext:value-type="float">
            <text:p>116.5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86" calcext:value-type="float">
            <text:p>116.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67712" calcext:value-type="float">
            <text:p>116.5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7076" calcext:value-type="float">
            <text:p>116.5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76856" calcext:value-type="float">
            <text:p>116.5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61616" calcext:value-type="float">
            <text:p>116.5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46376" calcext:value-type="float">
            <text:p>116.5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21992" calcext:value-type="float">
            <text:p>116.5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9456" calcext:value-type="float">
            <text:p>116.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85416" calcext:value-type="float">
            <text:p>116.4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85416" calcext:value-type="float">
            <text:p>116.4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91512" calcext:value-type="float">
            <text:p>116.4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76272" calcext:value-type="float">
            <text:p>116.4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45792" calcext:value-type="float">
            <text:p>116.4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09216" calcext:value-type="float">
            <text:p>116.4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93976" calcext:value-type="float">
            <text:p>116.3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97024" calcext:value-type="float">
            <text:p>116.3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84832" calcext:value-type="float">
            <text:p>116.3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7-10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7828" calcext:value-type="float">
            <text:p>115.7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6492" calcext:value-type="float">
            <text:p>115.5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74064" calcext:value-type="float">
            <text:p>115.5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4968" calcext:value-type="float">
            <text:p>115.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00912" calcext:value-type="float">
            <text:p>115.5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39952" calcext:value-type="float">
            <text:p>115.4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07008" calcext:value-type="float">
            <text:p>115.5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76528" calcext:value-type="float">
            <text:p>115.4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0396" calcext:value-type="float">
            <text:p>115.5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07008" calcext:value-type="float">
            <text:p>115.5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52144" calcext:value-type="float">
            <text:p>115.4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8872" calcext:value-type="float">
            <text:p>115.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97864" calcext:value-type="float">
            <text:p>115.4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76528" calcext:value-type="float">
            <text:p>115.4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55192" calcext:value-type="float">
            <text:p>115.4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70432" calcext:value-type="float">
            <text:p>115.4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79576" calcext:value-type="float">
            <text:p>115.4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39952" calcext:value-type="float">
            <text:p>115.4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61288" calcext:value-type="float">
            <text:p>115.4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0396" calcext:value-type="float">
            <text:p>115.5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25296" calcext:value-type="float">
            <text:p>115.5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46632" calcext:value-type="float">
            <text:p>115.5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36192" calcext:value-type="float">
            <text:p>115.8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36192" calcext:value-type="float">
            <text:p>115.8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36192" calcext:value-type="float">
            <text:p>115.8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36192" calcext:value-type="float">
            <text:p>115.8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36192" calcext:value-type="float">
            <text:p>115.8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36192" calcext:value-type="float">
            <text:p>115.8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3924" calcext:value-type="float">
            <text:p>115.8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33144" calcext:value-type="float">
            <text:p>115.8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30096" calcext:value-type="float">
            <text:p>115.8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5448" calcext:value-type="float">
            <text:p>115.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51432" calcext:value-type="float">
            <text:p>115.8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36192" calcext:value-type="float">
            <text:p>115.8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36192" calcext:value-type="float">
            <text:p>115.8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36192" calcext:value-type="float">
            <text:p>115.8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36192" calcext:value-type="float">
            <text:p>115.8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36192" calcext:value-type="float">
            <text:p>115.8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99616" calcext:value-type="float">
            <text:p>115.7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0876" calcext:value-type="float">
            <text:p>115.8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14856" calcext:value-type="float">
            <text:p>115.8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11808" calcext:value-type="float">
            <text:p>115.8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0876" calcext:value-type="float">
            <text:p>115.8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42288" calcext:value-type="float">
            <text:p>115.8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66672" calcext:value-type="float">
            <text:p>115.8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7048" calcext:value-type="float">
            <text:p>115.8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0876" calcext:value-type="float">
            <text:p>115.8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17904" calcext:value-type="float">
            <text:p>115.8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7048" calcext:value-type="float">
            <text:p>115.8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63624" calcext:value-type="float">
            <text:p>115.8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002" calcext:value-type="float">
            <text:p>115.9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27632" calcext:value-type="float">
            <text:p>115.9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00784" calcext:value-type="float">
            <text:p>116.0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19072" calcext:value-type="float">
            <text:p>116.0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27632" calcext:value-type="float">
            <text:p>115.9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002" calcext:value-type="float">
            <text:p>115.9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97736" calcext:value-type="float">
            <text:p>115.9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10512" calcext:value-type="float">
            <text:p>116.1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8308" calcext:value-type="float">
            <text:p>116.0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22704" calcext:value-type="float">
            <text:p>116.1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19656" calcext:value-type="float">
            <text:p>116.1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04416" calcext:value-type="float">
            <text:p>116.1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8976" calcext:value-type="float">
            <text:p>116.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53184" calcext:value-type="float">
            <text:p>116.1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53184" calcext:value-type="float">
            <text:p>116.1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14144" calcext:value-type="float">
            <text:p>116.2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40992" calcext:value-type="float">
            <text:p>116.1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47088" calcext:value-type="float">
            <text:p>116.1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8976" calcext:value-type="float">
            <text:p>116.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53768" calcext:value-type="float">
            <text:p>116.2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84248" calcext:value-type="float">
            <text:p>116.2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59864" calcext:value-type="float">
            <text:p>116.2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2024" calcext:value-type="float">
            <text:p>116.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47672" calcext:value-type="float">
            <text:p>116.2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93392" calcext:value-type="float">
            <text:p>116.2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84248" calcext:value-type="float">
            <text:p>116.2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56816" calcext:value-type="float">
            <text:p>116.2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56816" calcext:value-type="float">
            <text:p>116.2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2692" calcext:value-type="float">
            <text:p>116.3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78736" calcext:value-type="float">
            <text:p>116.3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57984" calcext:value-type="float">
            <text:p>116.4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36" calcext:value-type="float">
            <text:p>116.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29384" calcext:value-type="float">
            <text:p>116.2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90344" calcext:value-type="float">
            <text:p>116.2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17776" calcext:value-type="float">
            <text:p>116.3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78736" calcext:value-type="float">
            <text:p>116.3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36064" calcext:value-type="float">
            <text:p>116.3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9644" calcext:value-type="float">
            <text:p>116.2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39112" calcext:value-type="float">
            <text:p>116.3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90928" calcext:value-type="float">
            <text:p>116.3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78736" calcext:value-type="float">
            <text:p>116.3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69592" calcext:value-type="float">
            <text:p>116.3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6648" calcext:value-type="float">
            <text:p>116.4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00072" calcext:value-type="float">
            <text:p>116.4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8788" calcext:value-type="float">
            <text:p>116.3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84832" calcext:value-type="float">
            <text:p>116.3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78736" calcext:value-type="float">
            <text:p>116.3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60448" calcext:value-type="float">
            <text:p>116.3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93976" calcext:value-type="float">
            <text:p>116.3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93976" calcext:value-type="float">
            <text:p>116.3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48256" calcext:value-type="float">
            <text:p>116.3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29968" calcext:value-type="float">
            <text:p>116.3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90928" calcext:value-type="float">
            <text:p>116.3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1836" calcext:value-type="float">
            <text:p>116.4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0312" calcext:value-type="float">
            <text:p>116.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48256" calcext:value-type="float">
            <text:p>116.3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54352" calcext:value-type="float">
            <text:p>116.3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75688" calcext:value-type="float">
            <text:p>116.3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75688" calcext:value-type="float">
            <text:p>116.3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21408" calcext:value-type="float">
            <text:p>116.4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8788" calcext:value-type="float">
            <text:p>116.3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00072" calcext:value-type="float">
            <text:p>116.4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93976" calcext:value-type="float">
            <text:p>116.3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574" calcext:value-type="float">
            <text:p>116.3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33016" calcext:value-type="float">
            <text:p>116.3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69008" calcext:value-type="float">
            <text:p>116.2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47672" calcext:value-type="float">
            <text:p>116.2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44624" calcext:value-type="float">
            <text:p>116.2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38528" calcext:value-type="float">
            <text:p>116.2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87296" calcext:value-type="float">
            <text:p>116.2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36064" calcext:value-type="float">
            <text:p>116.3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90344" calcext:value-type="float">
            <text:p>116.2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56232" calcext:value-type="float">
            <text:p>116.1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50136" calcext:value-type="float">
            <text:p>116.1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11096" calcext:value-type="float">
            <text:p>116.2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29384" calcext:value-type="float">
            <text:p>116.2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32432" calcext:value-type="float">
            <text:p>116.2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47088" calcext:value-type="float">
            <text:p>116.1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19072" calcext:value-type="float">
            <text:p>116.0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07464" calcext:value-type="float">
            <text:p>116.1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80032" calcext:value-type="float">
            <text:p>116.0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12976" calcext:value-type="float">
            <text:p>116.0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77568" calcext:value-type="float">
            <text:p>116.1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23288" calcext:value-type="float">
            <text:p>116.2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68424" calcext:value-type="float">
            <text:p>116.1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53768" calcext:value-type="float">
            <text:p>116.2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29968" calcext:value-type="float">
            <text:p>116.3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02536" calcext:value-type="float">
            <text:p>116.3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33016" calcext:value-type="float">
            <text:p>116.3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75688" calcext:value-type="float">
            <text:p>116.3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2692" calcext:value-type="float">
            <text:p>116.3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02536" calcext:value-type="float">
            <text:p>116.3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17776" calcext:value-type="float">
            <text:p>116.3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29968" calcext:value-type="float">
            <text:p>116.3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08632" calcext:value-type="float">
            <text:p>116.3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23872" calcext:value-type="float">
            <text:p>116.3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02536" calcext:value-type="float">
            <text:p>116.3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7264" calcext:value-type="float">
            <text:p>116.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21408" calcext:value-type="float">
            <text:p>116.4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6648" calcext:value-type="float">
            <text:p>116.4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73224" calcext:value-type="float">
            <text:p>116.4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70176" calcext:value-type="float">
            <text:p>116.4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7932" calcext:value-type="float">
            <text:p>116.4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67128" calcext:value-type="float">
            <text:p>116.4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24456" calcext:value-type="float">
            <text:p>116.4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51888" calcext:value-type="float">
            <text:p>116.4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37232" calcext:value-type="float">
            <text:p>116.5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1648" calcext:value-type="float">
            <text:p>116.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34768" calcext:value-type="float">
            <text:p>116.6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82952" calcext:value-type="float">
            <text:p>116.5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21992" calcext:value-type="float">
            <text:p>116.5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31136" calcext:value-type="float">
            <text:p>116.5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9456" calcext:value-type="float">
            <text:p>116.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4884" calcext:value-type="float">
            <text:p>116.4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91512" calcext:value-type="float">
            <text:p>116.4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10384" calcext:value-type="float">
            <text:p>116.6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79904" calcext:value-type="float">
            <text:p>116.5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4028" calcext:value-type="float">
            <text:p>116.5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03704" calcext:value-type="float">
            <text:p>116.5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49424" calcext:value-type="float">
            <text:p>116.5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15896" calcext:value-type="float">
            <text:p>116.5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46376" calcext:value-type="float">
            <text:p>116.5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92096" calcext:value-type="float">
            <text:p>116.5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65248" calcext:value-type="float">
            <text:p>116.6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43912" calcext:value-type="float">
            <text:p>116.6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98192" calcext:value-type="float">
            <text:p>116.5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68296" calcext:value-type="float">
            <text:p>116.6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20112" calcext:value-type="float">
            <text:p>116.7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622" calcext:value-type="float">
            <text:p>116.6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7744" calcext:value-type="float">
            <text:p>116.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1-21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74392" calcext:value-type="float">
            <text:p>116.6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40864" calcext:value-type="float">
            <text:p>116.6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68296" calcext:value-type="float">
            <text:p>116.6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0792" calcext:value-type="float">
            <text:p>116.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98776" calcext:value-type="float">
            <text:p>116.6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04872" calcext:value-type="float">
            <text:p>116.7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59736" calcext:value-type="float">
            <text:p>116.7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90216" calcext:value-type="float">
            <text:p>116.7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23744" calcext:value-type="float">
            <text:p>116.8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05456" calcext:value-type="float">
            <text:p>116.8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26792" calcext:value-type="float">
            <text:p>116.8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17648" calcext:value-type="float">
            <text:p>116.8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93264" calcext:value-type="float">
            <text:p>116.7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0488" calcext:value-type="float">
            <text:p>116.6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10968" calcext:value-type="float">
            <text:p>116.7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10968" calcext:value-type="float">
            <text:p>116.7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78024" calcext:value-type="float">
            <text:p>116.7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05456" calcext:value-type="float">
            <text:p>116.8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87168" calcext:value-type="float">
            <text:p>116.7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23744" calcext:value-type="float">
            <text:p>116.8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3368" calcext:value-type="float">
            <text:p>116.8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57272" calcext:value-type="float">
            <text:p>116.8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032" calcext:value-type="float">
            <text:p>116.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35936" calcext:value-type="float">
            <text:p>116.8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6416" calcext:value-type="float">
            <text:p>116.8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42032" calcext:value-type="float">
            <text:p>116.8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146" calcext:value-type="float">
            <text:p>116.8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42032" calcext:value-type="float">
            <text:p>116.8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57272" calcext:value-type="float">
            <text:p>116.8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032" calcext:value-type="float">
            <text:p>116.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6416" calcext:value-type="float">
            <text:p>116.8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9936" calcext:value-type="float">
            <text:p>116.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05456" calcext:value-type="float">
            <text:p>116.8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11552" calcext:value-type="float">
            <text:p>116.8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42032" calcext:value-type="float">
            <text:p>116.8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3848" calcext:value-type="float">
            <text:p>116.8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8232" calcext:value-type="float">
            <text:p>116.9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0424" calcext:value-type="float">
            <text:p>116.9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08" calcext:value-type="float">
            <text:p>116.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32888" calcext:value-type="float">
            <text:p>116.8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42032" calcext:value-type="float">
            <text:p>116.8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4508" calcext:value-type="float">
            <text:p>116.8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7556" calcext:value-type="float">
            <text:p>116.8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84704" calcext:value-type="float">
            <text:p>116.8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2136" calcext:value-type="float">
            <text:p>116.9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748" calcext:value-type="float">
            <text:p>116.9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1384" calcext:value-type="float">
            <text:p>116.9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10-0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176" calcext:value-type="float">
            <text:p>116.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08504" calcext:value-type="float">
            <text:p>116.8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96312" calcext:value-type="float">
            <text:p>116.7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50592" calcext:value-type="float">
            <text:p>116.7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47544" calcext:value-type="float">
            <text:p>116.7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62784" calcext:value-type="float">
            <text:p>116.7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47544" calcext:value-type="float">
            <text:p>116.7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04872" calcext:value-type="float">
            <text:p>116.7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0488" calcext:value-type="float">
            <text:p>116.6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95728" calcext:value-type="float">
            <text:p>116.6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7744" calcext:value-type="float">
            <text:p>116.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0488" calcext:value-type="float">
            <text:p>116.6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74392" calcext:value-type="float">
            <text:p>116.6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59152" calcext:value-type="float">
            <text:p>116.6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50008" calcext:value-type="float">
            <text:p>116.6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56104" calcext:value-type="float">
            <text:p>116.6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50008" calcext:value-type="float">
            <text:p>116.6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43912" calcext:value-type="float">
            <text:p>116.6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19528" calcext:value-type="float">
            <text:p>116.6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76856" calcext:value-type="float">
            <text:p>116.5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49424" calcext:value-type="float">
            <text:p>116.5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28088" calcext:value-type="float">
            <text:p>116.5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82368" calcext:value-type="float">
            <text:p>116.4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36" calcext:value-type="float">
            <text:p>116.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9696" calcext:value-type="float">
            <text:p>116.4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6408" calcext:value-type="float">
            <text:p>116.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67128" calcext:value-type="float">
            <text:p>116.4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21408" calcext:value-type="float">
            <text:p>116.4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93976" calcext:value-type="float">
            <text:p>116.3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69592" calcext:value-type="float">
            <text:p>116.3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54352" calcext:value-type="float">
            <text:p>116.3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33016" calcext:value-type="float">
            <text:p>116.3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23872" calcext:value-type="float">
            <text:p>116.3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14728" calcext:value-type="float">
            <text:p>116.3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812" calcext:value-type="float">
            <text:p>116.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78152" calcext:value-type="float">
            <text:p>116.2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812" calcext:value-type="float">
            <text:p>116.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78152" calcext:value-type="float">
            <text:p>116.2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44624" calcext:value-type="float">
            <text:p>116.2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29384" calcext:value-type="float">
            <text:p>116.2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53768" calcext:value-type="float">
            <text:p>116.2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26336" calcext:value-type="float">
            <text:p>116.2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6596" calcext:value-type="float">
            <text:p>116.2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90344" calcext:value-type="float">
            <text:p>116.2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69008" calcext:value-type="float">
            <text:p>116.2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84248" calcext:value-type="float">
            <text:p>116.2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812" calcext:value-type="float">
            <text:p>116.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53768" calcext:value-type="float">
            <text:p>116.2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59864" calcext:value-type="float">
            <text:p>116.2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72056" calcext:value-type="float">
            <text:p>116.2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14728" calcext:value-type="float">
            <text:p>116.3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14728" calcext:value-type="float">
            <text:p>116.3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05584" calcext:value-type="float">
            <text:p>116.3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33016" calcext:value-type="float">
            <text:p>116.3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45208" calcext:value-type="float">
            <text:p>116.3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69592" calcext:value-type="float">
            <text:p>116.3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06168" calcext:value-type="float">
            <text:p>116.4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9696" calcext:value-type="float">
            <text:p>116.4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9696" calcext:value-type="float">
            <text:p>116.4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9696" calcext:value-type="float">
            <text:p>116.4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0552" calcext:value-type="float">
            <text:p>116.4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84832" calcext:value-type="float">
            <text:p>116.3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2692" calcext:value-type="float">
            <text:p>116.3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812" calcext:value-type="float">
            <text:p>116.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78152" calcext:value-type="float">
            <text:p>116.2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6596" calcext:value-type="float">
            <text:p>116.2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3548" calcext:value-type="float">
            <text:p>116.2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44624" calcext:value-type="float">
            <text:p>116.2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56816" calcext:value-type="float">
            <text:p>116.2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2024" calcext:value-type="float">
            <text:p>116.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11096" calcext:value-type="float">
            <text:p>116.2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32432" calcext:value-type="float">
            <text:p>116.2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38528" calcext:value-type="float">
            <text:p>116.2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3548" calcext:value-type="float">
            <text:p>116.2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2024" calcext:value-type="float">
            <text:p>116.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05" calcext:value-type="float">
            <text:p>116.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7452" calcext:value-type="float">
            <text:p>116.1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65376" calcext:value-type="float">
            <text:p>116.1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40992" calcext:value-type="float">
            <text:p>116.1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07464" calcext:value-type="float">
            <text:p>116.1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76984" calcext:value-type="float">
            <text:p>116.0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526" calcext:value-type="float">
            <text:p>116.0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28216" calcext:value-type="float">
            <text:p>116.0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09928" calcext:value-type="float">
            <text:p>116.0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52016" calcext:value-type="float">
            <text:p>115.9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09344" calcext:value-type="float">
            <text:p>115.9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94104" calcext:value-type="float">
            <text:p>115.8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66672" calcext:value-type="float">
            <text:p>115.8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63624" calcext:value-type="float">
            <text:p>115.8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48384" calcext:value-type="float">
            <text:p>115.8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05712" calcext:value-type="float">
            <text:p>115.8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56944" calcext:value-type="float">
            <text:p>115.7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11224" calcext:value-type="float">
            <text:p>115.7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35024" calcext:value-type="float">
            <text:p>115.6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92352" calcext:value-type="float">
            <text:p>115.5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61872" calcext:value-type="float">
            <text:p>115.5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46632" calcext:value-type="float">
            <text:p>115.5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192" calcext:value-type="float">
            <text:p>115.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64336" calcext:value-type="float">
            <text:p>115.4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24712" calcext:value-type="float">
            <text:p>115.4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78992" calcext:value-type="float">
            <text:p>115.3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45464" calcext:value-type="float">
            <text:p>115.3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54608" calcext:value-type="float">
            <text:p>115.3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08888" calcext:value-type="float">
            <text:p>115.3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6012" calcext:value-type="float">
            <text:p>115.2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23544" calcext:value-type="float">
            <text:p>115.2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38784" calcext:value-type="float">
            <text:p>115.2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6012" calcext:value-type="float">
            <text:p>115.2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05256" calcext:value-type="float">
            <text:p>115.2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86968" calcext:value-type="float">
            <text:p>115.1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8392" calcext:value-type="float">
            <text:p>115.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5632" calcext:value-type="float">
            <text:p>115.1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382" calcext:value-type="float">
            <text:p>115.1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344" calcext:value-type="float">
            <text:p>115.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6864" calcext:value-type="float">
            <text:p>115.1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37616" calcext:value-type="float">
            <text:p>115.0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07136" calcext:value-type="float">
            <text:p>115.0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0104" calcext:value-type="float">
            <text:p>115.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52272" calcext:value-type="float">
            <text:p>114.9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82168" calcext:value-type="float">
            <text:p>114.8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39496" calcext:value-type="float">
            <text:p>114.8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15112" calcext:value-type="float">
            <text:p>114.8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96824" calcext:value-type="float">
            <text:p>114.7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96824" calcext:value-type="float">
            <text:p>114.7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93776" calcext:value-type="float">
            <text:p>114.7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572" calcext:value-type="float">
            <text:p>114.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20624" calcext:value-type="float">
            <text:p>114.7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93192" calcext:value-type="float">
            <text:p>114.6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87096" calcext:value-type="float">
            <text:p>114.6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93192" calcext:value-type="float">
            <text:p>114.6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99288" calcext:value-type="float">
            <text:p>114.6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62712" calcext:value-type="float">
            <text:p>114.6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3528" calcext:value-type="float">
            <text:p>114.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23088" calcext:value-type="float">
            <text:p>114.6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38328" calcext:value-type="float">
            <text:p>114.6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90144" calcext:value-type="float">
            <text:p>114.6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71856" calcext:value-type="float">
            <text:p>114.6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13944" calcext:value-type="float">
            <text:p>114.6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80416" calcext:value-type="float">
            <text:p>114.5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80416" calcext:value-type="float">
            <text:p>114.5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71272" calcext:value-type="float">
            <text:p>114.5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31648" calcext:value-type="float">
            <text:p>114.5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43256" calcext:value-type="float">
            <text:p>114.4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97536" calcext:value-type="float">
            <text:p>114.3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82296" calcext:value-type="float">
            <text:p>114.3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73152" calcext:value-type="float">
            <text:p>114.3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54864" calcext:value-type="float">
            <text:p>114.3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5-0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03632" calcext:value-type="float">
            <text:p>114.4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24384" calcext:value-type="float">
            <text:p>114.3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8476" calcext:value-type="float">
            <text:p>114.2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63424" calcext:value-type="float">
            <text:p>114.2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60376" calcext:value-type="float">
            <text:p>114.2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42088" calcext:value-type="float">
            <text:p>114.2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3904" calcext:value-type="float">
            <text:p>114.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87808" calcext:value-type="float">
            <text:p>114.2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6952" calcext:value-type="float">
            <text:p>114.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6952" calcext:value-type="float">
            <text:p>114.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75616" calcext:value-type="float">
            <text:p>114.2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57328" calcext:value-type="float">
            <text:p>114.2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45136" calcext:value-type="float">
            <text:p>114.2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05512" calcext:value-type="float">
            <text:p>114.2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87224" calcext:value-type="float">
            <text:p>114.1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05512" calcext:value-type="float">
            <text:p>114.2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238" calcext:value-type="float">
            <text:p>114.2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29896" calcext:value-type="float">
            <text:p>114.2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02464" calcext:value-type="float">
            <text:p>114.2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96368" calcext:value-type="float">
            <text:p>114.1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14656" calcext:value-type="float">
            <text:p>114.2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51232" calcext:value-type="float">
            <text:p>114.2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96952" calcext:value-type="float">
            <text:p>114.2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09144" calcext:value-type="float">
            <text:p>114.3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1524" calcext:value-type="float">
            <text:p>114.3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18288" calcext:value-type="float">
            <text:p>114.3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64008" calcext:value-type="float">
            <text:p>114.3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64008" calcext:value-type="float">
            <text:p>114.3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32944" calcext:value-type="float">
            <text:p>114.2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50648" calcext:value-type="float">
            <text:p>114.1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87224" calcext:value-type="float">
            <text:p>114.1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51232" calcext:value-type="float">
            <text:p>114.2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78664" calcext:value-type="float">
            <text:p>114.2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11608" calcext:value-type="float">
            <text:p>114.2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048" calcext:value-type="float">
            <text:p>114.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94488" calcext:value-type="float">
            <text:p>114.3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18872" calcext:value-type="float">
            <text:p>114.4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88392" calcext:value-type="float">
            <text:p>114.3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3528" calcext:value-type="float">
            <text:p>114.3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96952" calcext:value-type="float">
            <text:p>114.2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09144" calcext:value-type="float">
            <text:p>114.3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48768" calcext:value-type="float">
            <text:p>114.3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3528" calcext:value-type="float">
            <text:p>114.3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85344" calcext:value-type="float">
            <text:p>114.3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18872" calcext:value-type="float">
            <text:p>114.4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88976" calcext:value-type="float">
            <text:p>114.4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70688" calcext:value-type="float">
            <text:p>114.4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24968" calcext:value-type="float">
            <text:p>114.4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6096" calcext:value-type="float">
            <text:p>114.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76784" calcext:value-type="float">
            <text:p>114.4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4384" calcext:value-type="float">
            <text:p>114.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286" calcext:value-type="float">
            <text:p>114.5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70688" calcext:value-type="float">
            <text:p>114.4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61544" calcext:value-type="float">
            <text:p>114.4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40792" calcext:value-type="float">
            <text:p>114.5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40792" calcext:value-type="float">
            <text:p>114.5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95656" calcext:value-type="float">
            <text:p>114.5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16992" calcext:value-type="float">
            <text:p>114.6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40792" calcext:value-type="float">
            <text:p>114.5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7432" calcext:value-type="float">
            <text:p>114.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80416" calcext:value-type="float">
            <text:p>114.5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85928" calcext:value-type="float">
            <text:p>114.4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80416" calcext:value-type="float">
            <text:p>114.5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68224" calcext:value-type="float">
            <text:p>114.5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71272" calcext:value-type="float">
            <text:p>114.5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01168" calcext:value-type="float">
            <text:p>114.5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44424" calcext:value-type="float">
            <text:p>114.6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45008" calcext:value-type="float">
            <text:p>114.7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27304" calcext:value-type="float">
            <text:p>114.8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48056" calcext:value-type="float">
            <text:p>114.7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98704" calcext:value-type="float">
            <text:p>114.5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81" calcext:value-type="float">
            <text:p>114.6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99288" calcext:value-type="float">
            <text:p>114.6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48056" calcext:value-type="float">
            <text:p>114.7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36448" calcext:value-type="float">
            <text:p>114.8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9436" calcext:value-type="float">
            <text:p>114.8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0292" calcext:value-type="float">
            <text:p>114.8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96824" calcext:value-type="float">
            <text:p>114.7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32816" calcext:value-type="float">
            <text:p>114.7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42544" calcext:value-type="float">
            <text:p>114.8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82168" calcext:value-type="float">
            <text:p>114.8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79704" calcext:value-type="float">
            <text:p>114.9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0104" calcext:value-type="float">
            <text:p>115.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82168" calcext:value-type="float">
            <text:p>114.8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49224" calcext:value-type="float">
            <text:p>114.9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7056" calcext:value-type="float">
            <text:p>114.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33984" calcext:value-type="float">
            <text:p>114.9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64464" calcext:value-type="float">
            <text:p>114.9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91896" calcext:value-type="float">
            <text:p>114.9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0772" calcext:value-type="float">
            <text:p>115.1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9808" calcext:value-type="float">
            <text:p>115.0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80288" calcext:value-type="float">
            <text:p>115.0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95528" calcext:value-type="float">
            <text:p>115.0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71144" calcext:value-type="float">
            <text:p>115.0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1628" calcext:value-type="float">
            <text:p>115.0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7056" calcext:value-type="float">
            <text:p>114.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79704" calcext:value-type="float">
            <text:p>114.9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37616" calcext:value-type="float">
            <text:p>115.0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73608" calcext:value-type="float">
            <text:p>114.9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676" calcext:value-type="float">
            <text:p>115.0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68096" calcext:value-type="float">
            <text:p>115.0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94944" calcext:value-type="float">
            <text:p>114.9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52856" calcext:value-type="float">
            <text:p>115.0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83336" calcext:value-type="float">
            <text:p>115.0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67512" calcext:value-type="float">
            <text:p>114.9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76656" calcext:value-type="float">
            <text:p>114.9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88848" calcext:value-type="float">
            <text:p>114.9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37032" calcext:value-type="float">
            <text:p>114.9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25424" calcext:value-type="float">
            <text:p>115.0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26008" calcext:value-type="float">
            <text:p>115.1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74776" calcext:value-type="float">
            <text:p>115.1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04672" calcext:value-type="float">
            <text:p>115.1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3712" calcext:value-type="float">
            <text:p>115.0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80288" calcext:value-type="float">
            <text:p>115.0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382" calcext:value-type="float">
            <text:p>115.1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0016" calcext:value-type="float">
            <text:p>115.1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916" calcext:value-type="float">
            <text:p>115.1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6112" calcext:value-type="float">
            <text:p>115.1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868" calcext:value-type="float">
            <text:p>115.1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382" calcext:value-type="float">
            <text:p>115.1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382" calcext:value-type="float">
            <text:p>115.1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77824" calcext:value-type="float">
            <text:p>115.1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6864" calcext:value-type="float">
            <text:p>115.1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89432" calcext:value-type="float">
            <text:p>115.0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77824" calcext:value-type="float">
            <text:p>115.1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77824" calcext:value-type="float">
            <text:p>115.1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86968" calcext:value-type="float">
            <text:p>115.1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1352" calcext:value-type="float">
            <text:p>115.2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05256" calcext:value-type="float">
            <text:p>115.2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6488" calcext:value-type="float">
            <text:p>115.1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02208" calcext:value-type="float">
            <text:p>115.2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54024" calcext:value-type="float">
            <text:p>115.2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26592" calcext:value-type="float">
            <text:p>115.2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05256" calcext:value-type="float">
            <text:p>115.2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35152" calcext:value-type="float">
            <text:p>115.1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01624" calcext:value-type="float">
            <text:p>115.1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71144" calcext:value-type="float">
            <text:p>115.0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65048" calcext:value-type="float">
            <text:p>115.0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0768" calcext:value-type="float">
            <text:p>115.1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05256" calcext:value-type="float">
            <text:p>115.2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23544" calcext:value-type="float">
            <text:p>115.2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7448" calcext:value-type="float">
            <text:p>115.2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44" calcext:value-type="float">
            <text:p>115.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32688" calcext:value-type="float">
            <text:p>115.2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7928" calcext:value-type="float">
            <text:p>115.2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77824" calcext:value-type="float">
            <text:p>115.1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9536" calcext:value-type="float">
            <text:p>115.1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54024" calcext:value-type="float">
            <text:p>115.2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27176" calcext:value-type="float">
            <text:p>115.3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0016" calcext:value-type="float">
            <text:p>115.1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11936" calcext:value-type="float">
            <text:p>115.3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08888" calcext:value-type="float">
            <text:p>115.3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344" calcext:value-type="float">
            <text:p>115.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1352" calcext:value-type="float">
            <text:p>115.2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5632" calcext:value-type="float">
            <text:p>115.1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7928" calcext:value-type="float">
            <text:p>115.2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45464" calcext:value-type="float">
            <text:p>115.3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24128" calcext:value-type="float">
            <text:p>115.3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30224" calcext:value-type="float">
            <text:p>115.3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57656" calcext:value-type="float">
            <text:p>115.3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69848" calcext:value-type="float">
            <text:p>115.3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91184" calcext:value-type="float">
            <text:p>115.3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27176" calcext:value-type="float">
            <text:p>115.3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18032" calcext:value-type="float">
            <text:p>115.3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0584" calcext:value-type="float">
            <text:p>115.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18032" calcext:value-type="float">
            <text:p>115.3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87552" calcext:value-type="float">
            <text:p>115.2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96696" calcext:value-type="float">
            <text:p>115.2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24128" calcext:value-type="float">
            <text:p>115.3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08888" calcext:value-type="float">
            <text:p>115.3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69264" calcext:value-type="float">
            <text:p>115.2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7928" calcext:value-type="float">
            <text:p>115.2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0584" calcext:value-type="float">
            <text:p>115.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668" calcext:value-type="float">
            <text:p>115.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8204" calcext:value-type="float">
            <text:p>115.3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78408" calcext:value-type="float">
            <text:p>115.2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08304" calcext:value-type="float">
            <text:p>115.2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6012" calcext:value-type="float">
            <text:p>115.2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24128" calcext:value-type="float">
            <text:p>115.3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63752" calcext:value-type="float">
            <text:p>115.3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1-01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72896" calcext:value-type="float">
            <text:p>115.3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02792" calcext:value-type="float">
            <text:p>115.3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0584" calcext:value-type="float">
            <text:p>115.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91184" calcext:value-type="float">
            <text:p>115.3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15568" calcext:value-type="float">
            <text:p>115.4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8204" calcext:value-type="float">
            <text:p>115.3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42416" calcext:value-type="float">
            <text:p>115.3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57072" calcext:value-type="float">
            <text:p>115.2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72312" calcext:value-type="float">
            <text:p>115.2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66216" calcext:value-type="float">
            <text:p>115.2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63168" calcext:value-type="float">
            <text:p>115.2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69264" calcext:value-type="float">
            <text:p>115.2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93648" calcext:value-type="float">
            <text:p>115.2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60704" calcext:value-type="float">
            <text:p>115.3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78992" calcext:value-type="float">
            <text:p>115.3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42416" calcext:value-type="float">
            <text:p>115.3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08888" calcext:value-type="float">
            <text:p>115.3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906" calcext:value-type="float">
            <text:p>115.2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35736" calcext:value-type="float">
            <text:p>115.2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69264" calcext:value-type="float">
            <text:p>115.2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66216" calcext:value-type="float">
            <text:p>115.2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11936" calcext:value-type="float">
            <text:p>115.3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2108" calcext:value-type="float">
            <text:p>115.3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2108" calcext:value-type="float">
            <text:p>115.3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69848" calcext:value-type="float">
            <text:p>115.3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63752" calcext:value-type="float">
            <text:p>115.3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93648" calcext:value-type="float">
            <text:p>115.2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7536" calcext:value-type="float">
            <text:p>115.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906" calcext:value-type="float">
            <text:p>115.2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93648" calcext:value-type="float">
            <text:p>115.2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7536" calcext:value-type="float">
            <text:p>115.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7928" calcext:value-type="float">
            <text:p>115.2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7928" calcext:value-type="float">
            <text:p>115.2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66216" calcext:value-type="float">
            <text:p>115.2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1832" calcext:value-type="float">
            <text:p>115.2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9536" calcext:value-type="float">
            <text:p>115.1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3816" calcext:value-type="float">
            <text:p>115.1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62" calcext:value-type="float">
            <text:p>115.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0664" calcext:value-type="float">
            <text:p>115.0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89432" calcext:value-type="float">
            <text:p>115.0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04672" calcext:value-type="float">
            <text:p>115.1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676" calcext:value-type="float">
            <text:p>115.0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3152" calcext:value-type="float">
            <text:p>115.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19328" calcext:value-type="float">
            <text:p>115.0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97992" calcext:value-type="float">
            <text:p>114.9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73608" calcext:value-type="float">
            <text:p>114.9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49224" calcext:value-type="float">
            <text:p>114.9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4008" calcext:value-type="float">
            <text:p>114.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15696" calcext:value-type="float">
            <text:p>114.9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73024" calcext:value-type="float">
            <text:p>114.8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60832" calcext:value-type="float">
            <text:p>114.8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82168" calcext:value-type="float">
            <text:p>114.8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57784" calcext:value-type="float">
            <text:p>114.8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21208" calcext:value-type="float">
            <text:p>114.8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21208" calcext:value-type="float">
            <text:p>114.8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51688" calcext:value-type="float">
            <text:p>114.8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30352" calcext:value-type="float">
            <text:p>114.8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90728" calcext:value-type="float">
            <text:p>114.7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81584" calcext:value-type="float">
            <text:p>114.7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7244" calcext:value-type="float">
            <text:p>114.7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29768" calcext:value-type="float">
            <text:p>114.7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1148" calcext:value-type="float">
            <text:p>114.7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1148" calcext:value-type="float">
            <text:p>114.7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84048" calcext:value-type="float">
            <text:p>114.6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29184" calcext:value-type="float">
            <text:p>114.6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83464" calcext:value-type="float">
            <text:p>114.5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92608" calcext:value-type="float">
            <text:p>114.5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92608" calcext:value-type="float">
            <text:p>114.5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80416" calcext:value-type="float">
            <text:p>114.5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68224" calcext:value-type="float">
            <text:p>114.5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49936" calcext:value-type="float">
            <text:p>114.5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56032" calcext:value-type="float">
            <text:p>114.5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40792" calcext:value-type="float">
            <text:p>114.5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34696" calcext:value-type="float">
            <text:p>114.5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19456" calcext:value-type="float">
            <text:p>114.5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19456" calcext:value-type="float">
            <text:p>114.5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22504" calcext:value-type="float">
            <text:p>114.5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10312" calcext:value-type="float">
            <text:p>114.5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10312" calcext:value-type="float">
            <text:p>114.5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88976" calcext:value-type="float">
            <text:p>114.4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9812" calcext:value-type="float">
            <text:p>114.4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10312" calcext:value-type="float">
            <text:p>114.5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01168" calcext:value-type="float">
            <text:p>114.5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95072" calcext:value-type="float">
            <text:p>114.4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73736" calcext:value-type="float">
            <text:p>114.4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34112" calcext:value-type="float">
            <text:p>114.4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09728" calcext:value-type="float">
            <text:p>114.4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73152" calcext:value-type="float">
            <text:p>114.3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048" calcext:value-type="float">
            <text:p>114.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96952" calcext:value-type="float">
            <text:p>114.2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57328" calcext:value-type="float">
            <text:p>114.2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51232" calcext:value-type="float">
            <text:p>114.2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14656" calcext:value-type="float">
            <text:p>114.2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0856" calcext:value-type="float">
            <text:p>114.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14656" calcext:value-type="float">
            <text:p>114.2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90272" calcext:value-type="float">
            <text:p>114.1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35408" calcext:value-type="float">
            <text:p>114.1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20168" calcext:value-type="float">
            <text:p>114.1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14072" calcext:value-type="float">
            <text:p>114.1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41504" calcext:value-type="float">
            <text:p>114.1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80544" calcext:value-type="float">
            <text:p>114.0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31776" calcext:value-type="float">
            <text:p>114.0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89104" calcext:value-type="float">
            <text:p>113.9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25096" calcext:value-type="float">
            <text:p>113.9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39752" calcext:value-type="float">
            <text:p>113.8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87936" calcext:value-type="float">
            <text:p>113.7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72696" calcext:value-type="float">
            <text:p>113.7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9168" calcext:value-type="float">
            <text:p>113.7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23928" calcext:value-type="float">
            <text:p>113.7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02592" calcext:value-type="float">
            <text:p>113.7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56872" calcext:value-type="float">
            <text:p>113.6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02008" calcext:value-type="float">
            <text:p>113.6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31904" calcext:value-type="float">
            <text:p>113.5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52656" calcext:value-type="float">
            <text:p>113.4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43512" calcext:value-type="float">
            <text:p>113.4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22176" calcext:value-type="float">
            <text:p>113.4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79504" calcext:value-type="float">
            <text:p>113.3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52072" calcext:value-type="float">
            <text:p>113.3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12448" calcext:value-type="float">
            <text:p>113.3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72824" calcext:value-type="float">
            <text:p>113.2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42344" calcext:value-type="float">
            <text:p>113.2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24056" calcext:value-type="float">
            <text:p>113.2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14912" calcext:value-type="float">
            <text:p>113.2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93576" calcext:value-type="float">
            <text:p>113.1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60048" calcext:value-type="float">
            <text:p>113.1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44808" calcext:value-type="float">
            <text:p>113.1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1128" calcext:value-type="float">
            <text:p>113.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83848" calcext:value-type="float">
            <text:p>113.0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3508" calcext:value-type="float">
            <text:p>113.0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55832" calcext:value-type="float">
            <text:p>112.9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4364" calcext:value-type="float">
            <text:p>112.9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1316" calcext:value-type="float">
            <text:p>112.9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91824" calcext:value-type="float">
            <text:p>112.8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2172" calcext:value-type="float">
            <text:p>112.8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72952" calcext:value-type="float">
            <text:p>112.7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51616" calcext:value-type="float">
            <text:p>112.7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27232" calcext:value-type="float">
            <text:p>112.7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96752" calcext:value-type="float">
            <text:p>112.6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63224" calcext:value-type="float">
            <text:p>112.6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11408" calcext:value-type="float">
            <text:p>112.6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56544" calcext:value-type="float">
            <text:p>112.5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13872" calcext:value-type="float">
            <text:p>112.5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0344" calcext:value-type="float">
            <text:p>112.4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0344" calcext:value-type="float">
            <text:p>112.4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04728" calcext:value-type="float">
            <text:p>112.5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29112" calcext:value-type="float">
            <text:p>112.5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0344" calcext:value-type="float">
            <text:p>112.4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52912" calcext:value-type="float">
            <text:p>112.4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5" calcext:value-type="float">
            <text:p>112.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04144" calcext:value-type="float">
            <text:p>112.4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34624" calcext:value-type="float">
            <text:p>112.4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5596" calcext:value-type="float">
            <text:p>112.4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59008" calcext:value-type="float">
            <text:p>112.4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6816" calcext:value-type="float">
            <text:p>112.4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34624" calcext:value-type="float">
            <text:p>112.4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1952" calcext:value-type="float">
            <text:p>112.3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7568" calcext:value-type="float">
            <text:p>112.3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07192" calcext:value-type="float">
            <text:p>112.4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2548" calcext:value-type="float">
            <text:p>112.4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976" calcext:value-type="float">
            <text:p>112.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976" calcext:value-type="float">
            <text:p>112.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3768" calcext:value-type="float">
            <text:p>112.4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0168" calcext:value-type="float">
            <text:p>112.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19968" calcext:value-type="float">
            <text:p>112.5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52912" calcext:value-type="float">
            <text:p>112.4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0136" calcext:value-type="float">
            <text:p>112.3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6232" calcext:value-type="float">
            <text:p>112.3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85856" calcext:value-type="float">
            <text:p>112.3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9384" calcext:value-type="float">
            <text:p>112.4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6336" calcext:value-type="float">
            <text:p>112.4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01096" calcext:value-type="float">
            <text:p>112.4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88904" calcext:value-type="float">
            <text:p>112.3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6712" calcext:value-type="float">
            <text:p>112.3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82808" calcext:value-type="float">
            <text:p>112.3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8048" calcext:value-type="float">
            <text:p>112.3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7568" calcext:value-type="float">
            <text:p>112.3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0356" calcext:value-type="float">
            <text:p>112.3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12704" calcext:value-type="float">
            <text:p>112.3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58424" calcext:value-type="float">
            <text:p>112.3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0136" calcext:value-type="float">
            <text:p>112.3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3664" calcext:value-type="float">
            <text:p>112.3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3768" calcext:value-type="float">
            <text:p>112.4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1952" calcext:value-type="float">
            <text:p>112.3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9384" calcext:value-type="float">
            <text:p>112.4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6336" calcext:value-type="float">
            <text:p>112.4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7568" calcext:value-type="float">
            <text:p>112.3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01096" calcext:value-type="float">
            <text:p>112.4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68152" calcext:value-type="float">
            <text:p>112.4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04728" calcext:value-type="float">
            <text:p>112.5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59592" calcext:value-type="float">
            <text:p>112.5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4-25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3216" calcext:value-type="float">
            <text:p>112.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0344" calcext:value-type="float">
            <text:p>112.4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68152" calcext:value-type="float">
            <text:p>112.4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41304" calcext:value-type="float">
            <text:p>112.5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6264" calcext:value-type="float">
            <text:p>112.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07776" calcext:value-type="float">
            <text:p>112.5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9312" calcext:value-type="float">
            <text:p>112.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0836" calcext:value-type="float">
            <text:p>112.6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83976" calcext:value-type="float">
            <text:p>112.5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05312" calcext:value-type="float">
            <text:p>112.6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474" calcext:value-type="float">
            <text:p>112.5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71784" calcext:value-type="float">
            <text:p>112.5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98632" calcext:value-type="float">
            <text:p>112.4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10824" calcext:value-type="float">
            <text:p>112.5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474" calcext:value-type="float">
            <text:p>112.5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95584" calcext:value-type="float">
            <text:p>112.4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74832" calcext:value-type="float">
            <text:p>112.5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71784" calcext:value-type="float">
            <text:p>112.5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56544" calcext:value-type="float">
            <text:p>112.5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4-06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26064" calcext:value-type="float">
            <text:p>112.5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00384" calcext:value-type="float">
            <text:p>112.8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2172" calcext:value-type="float">
            <text:p>112.8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12576" calcext:value-type="float">
            <text:p>112.8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97336" calcext:value-type="float">
            <text:p>112.7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97336" calcext:value-type="float">
            <text:p>112.7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12576" calcext:value-type="float">
            <text:p>112.8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58296" calcext:value-type="float">
            <text:p>112.8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49152" calcext:value-type="float">
            <text:p>112.8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43056" calcext:value-type="float">
            <text:p>112.8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1316" calcext:value-type="float">
            <text:p>112.9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94872" calcext:value-type="float">
            <text:p>112.8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94872" calcext:value-type="float">
            <text:p>112.8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8268" calcext:value-type="float">
            <text:p>112.8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1316" calcext:value-type="float">
            <text:p>112.9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22304" calcext:value-type="float">
            <text:p>112.9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91824" calcext:value-type="float">
            <text:p>112.8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61344" calcext:value-type="float">
            <text:p>112.8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34496" calcext:value-type="float">
            <text:p>112.9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5888" calcext:value-type="float">
            <text:p>112.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19256" calcext:value-type="float">
            <text:p>112.9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07064" calcext:value-type="float">
            <text:p>112.9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37544" calcext:value-type="float">
            <text:p>112.9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86312" calcext:value-type="float">
            <text:p>112.9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41176" calcext:value-type="float">
            <text:p>113.0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53368" calcext:value-type="float">
            <text:p>113.0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92408" calcext:value-type="float">
            <text:p>112.9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59464" calcext:value-type="float">
            <text:p>113.0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34496" calcext:value-type="float">
            <text:p>112.9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9792" calcext:value-type="float">
            <text:p>112.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52784" calcext:value-type="float">
            <text:p>112.9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62512" calcext:value-type="float">
            <text:p>113.0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32032" calcext:value-type="float">
            <text:p>113.0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8936" calcext:value-type="float">
            <text:p>112.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49736" calcext:value-type="float">
            <text:p>112.9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28984" calcext:value-type="float">
            <text:p>113.0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62512" calcext:value-type="float">
            <text:p>113.0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83848" calcext:value-type="float">
            <text:p>113.0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2652" calcext:value-type="float">
            <text:p>113.1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98504" calcext:value-type="float">
            <text:p>112.9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44224" calcext:value-type="float">
            <text:p>113.0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3508" calcext:value-type="float">
            <text:p>113.0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47272" calcext:value-type="float">
            <text:p>113.0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08232" calcext:value-type="float">
            <text:p>113.1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9604" calcext:value-type="float">
            <text:p>113.0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4176" calcext:value-type="float">
            <text:p>113.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57" calcext:value-type="float">
            <text:p>113.1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20424" calcext:value-type="float">
            <text:p>113.1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32032" calcext:value-type="float">
            <text:p>113.0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47272" calcext:value-type="float">
            <text:p>113.0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62512" calcext:value-type="float">
            <text:p>113.0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92992" calcext:value-type="float">
            <text:p>113.0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63096" calcext:value-type="float">
            <text:p>113.1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44808" calcext:value-type="float">
            <text:p>113.1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8748" calcext:value-type="float">
            <text:p>113.1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60048" calcext:value-type="float">
            <text:p>113.1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1984" calcext:value-type="float">
            <text:p>113.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71656" calcext:value-type="float">
            <text:p>113.0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4176" calcext:value-type="float">
            <text:p>113.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8748" calcext:value-type="float">
            <text:p>113.1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11864" calcext:value-type="float">
            <text:p>113.2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08232" calcext:value-type="float">
            <text:p>113.1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28984" calcext:value-type="float">
            <text:p>113.0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56416" calcext:value-type="float">
            <text:p>113.0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59464" calcext:value-type="float">
            <text:p>113.0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99088" calcext:value-type="float">
            <text:p>113.0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74704" calcext:value-type="float">
            <text:p>113.0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68608" calcext:value-type="float">
            <text:p>113.0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83848" calcext:value-type="float">
            <text:p>113.0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57" calcext:value-type="float">
            <text:p>113.1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11864" calcext:value-type="float">
            <text:p>113.2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7224" calcext:value-type="float">
            <text:p>113.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59464" calcext:value-type="float">
            <text:p>113.0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32616" calcext:value-type="float">
            <text:p>113.1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20424" calcext:value-type="float">
            <text:p>113.1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6556" calcext:value-type="float">
            <text:p>113.0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17376" calcext:value-type="float">
            <text:p>113.1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07648" calcext:value-type="float">
            <text:p>113.0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10112" calcext:value-type="float">
            <text:p>112.9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61928" calcext:value-type="float">
            <text:p>112.9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86312" calcext:value-type="float">
            <text:p>112.9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92408" calcext:value-type="float">
            <text:p>112.9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91824" calcext:value-type="float">
            <text:p>112.8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93348" calcext:value-type="float">
            <text:p>112.89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7506" calcext:value-type="float">
            <text:p>112.87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522" calcext:value-type="float">
            <text:p>112.8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998" calcext:value-type="float">
            <text:p>112.6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0648" calcext:value-type="float">
            <text:p>112.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61344" calcext:value-type="float">
            <text:p>112.8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37722" calcext:value-type="float">
            <text:p>112.837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09376275862" calcext:value-type="float">
            <text:p>112.909376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56267428571" calcext:value-type="float">
            <text:p>112.956267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13170285714" calcext:value-type="float">
            <text:p>113.213170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66322" calcext:value-type="float">
            <text:p>113.066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434624" calcext:value-type="float">
            <text:p>112.84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801912" calcext:value-type="float">
            <text:p>112.68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14011862069" calcext:value-type="float">
            <text:p>112.214011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26192" calcext:value-type="float">
            <text:p>112.0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76537913044" calcext:value-type="float">
            <text:p>112.17653791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494262069" calcext:value-type="float">
            <text:p>112.224942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38575111111" calcext:value-type="float">
            <text:p>112.438575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93598896552" calcext:value-type="float">
            <text:p>112.693598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47723555556" calcext:value-type="float">
            <text:p>113.047723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031264" calcext:value-type="float">
            <text:p>113.20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54530064516" calcext:value-type="float">
            <text:p>113.354530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99316" calcext:value-type="float">
            <text:p>113.39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25108923077" calcext:value-type="float">
            <text:p>113.325108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373408" calcext:value-type="float">
            <text:p>112.93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20026482759" calcext:value-type="float">
            <text:p>112.620026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419896" calcext:value-type="float">
            <text:p>112.64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64025714286" calcext:value-type="float">
            <text:p>112.7640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860072" calcext:value-type="float">
            <text:p>112.98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99027230769" calcext:value-type="float">
            <text:p>113.199027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207536" calcext:value-type="float">
            <text:p>113.42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50648" calcext:value-type="float">
            <text:p>114.1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20722571429" calcext:value-type="float">
            <text:p>114.420722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594608" calcext:value-type="float">
            <text:p>114.65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00549241379" calcext:value-type="float">
            <text:p>114.700549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692144" calcext:value-type="float">
            <text:p>114.66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284988" calcext:value-type="float">
            <text:p>114.32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89407448276" calcext:value-type="float">
            <text:p>113.789407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1531312" calcext:value-type="float">
            <text:p>113.315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99272470588" calcext:value-type="float">
            <text:p>113.49927247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726208" calcext:value-type="float">
            <text:p>113.27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44328307692" calcext:value-type="float">
            <text:p>113.644328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16689" calcext:value-type="float">
            <text:p>113.7166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805968" calcext:value-type="float">
            <text:p>113.08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332256" calcext:value-type="float">
            <text:p>113.13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61129548387" calcext:value-type="float">
            <text:p>113.161129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698016" calcext:value-type="float">
            <text:p>113.16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24663741936" calcext:value-type="float">
            <text:p>112.924663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60765935484" calcext:value-type="float">
            <text:p>112.660765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407712" calcext:value-type="float">
            <text:p>112.24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3028387097" calcext:value-type="float">
            <text:p>111.9830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782112" calcext:value-type="float">
            <text:p>112.07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4112516129" calcext:value-type="float">
            <text:p>112.2411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6712" calcext:value-type="float">
            <text:p>112.3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63727483871" calcext:value-type="float">
            <text:p>112.46372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1373677419" calcext:value-type="float">
            <text:p>112.361373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206288" calcext:value-type="float">
            <text:p>112.32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27249806452" calcext:value-type="float">
            <text:p>112.427249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337096" calcext:value-type="float">
            <text:p>112.43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27839741936" calcext:value-type="float">
            <text:p>112.427839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9968258065" calcext:value-type="float">
            <text:p>112.349968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01744" calcext:value-type="float">
            <text:p>112.19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4092903226" calcext:value-type="float">
            <text:p>111.7740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9812" calcext:value-type="float">
            <text:p>111.77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9957419355" calcext:value-type="float">
            <text:p>111.8699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29345103448" calcext:value-type="float">
            <text:p>112.029345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16648774194" calcext:value-type="float">
            <text:p>112.116648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40728" calcext:value-type="float">
            <text:p>112.44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3028" calcext:value-type="float">
            <text:p>112.7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89568516129" calcext:value-type="float">
            <text:p>112.78956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837728" calcext:value-type="float">
            <text:p>112.58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808776" calcext:value-type="float">
            <text:p>112.38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7275" calcext:value-type="float">
            <text:p>112.17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73395310345" calcext:value-type="float">
            <text:p>112.273395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39740285714" calcext:value-type="float">
            <text:p>112.439740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277912" calcext:value-type="float">
            <text:p>112.52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85821241379" calcext:value-type="float">
            <text:p>112.685821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6584" calcext:value-type="float">
            <text:p>112.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49348645161" calcext:value-type="float">
            <text:p>112.849348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418104" calcext:value-type="float">
            <text:p>113.34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6848" calcext:value-type="float">
            <text:p>113.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108976" calcext:value-type="float">
            <text:p>113.81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3393062069" calcext:value-type="float">
            <text:p>114.033930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411488" calcext:value-type="float">
            <text:p>113.94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67464" calcext:value-type="float">
            <text:p>113.5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82119724138" calcext:value-type="float">
            <text:p>113.182119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791744" calcext:value-type="float">
            <text:p>113.07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28628" calcext:value-type="float">
            <text:p>113.22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760496" calcext:value-type="float">
            <text:p>113.37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48837333333" calcext:value-type="float">
            <text:p>113.548837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897396" calcext:value-type="float">
            <text:p>113.689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686832" calcext:value-type="float">
            <text:p>113.56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965216" calcext:value-type="float">
            <text:p>113.59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43100903226" calcext:value-type="float">
            <text:p>113.743100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489472" calcext:value-type="float">
            <text:p>113.64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75970322581" calcext:value-type="float">
            <text:p>113.2759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15956258065" calcext:value-type="float">
            <text:p>113.015956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503208" calcext:value-type="float">
            <text:p>112.65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54964903226" calcext:value-type="float">
            <text:p>112.654964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43085818182" calcext:value-type="float">
            <text:p>112.943085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53819478261" calcext:value-type="float">
            <text:p>113.1538194782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85273428571" calcext:value-type="float">
            <text:p>113.385273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82760444444" calcext:value-type="float">
            <text:p>113.582760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45614068966" calcext:value-type="float">
            <text:p>113.445614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290336" calcext:value-type="float">
            <text:p>113.62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08190451613" calcext:value-type="float">
            <text:p>113.808190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84532" calcext:value-type="float">
            <text:p>113.98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71505103448" calcext:value-type="float">
            <text:p>114.071505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223792" calcext:value-type="float">
            <text:p>113.42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91064551724" calcext:value-type="float">
            <text:p>112.491064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6140387097" calcext:value-type="float">
            <text:p>111.736140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8804" calcext:value-type="float">
            <text:p>111.58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9942285714" calcext:value-type="float">
            <text:p>111.769942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04377103448" calcext:value-type="float">
            <text:p>111.904377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7042322581" calcext:value-type="float">
            <text:p>111.947042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23512923077" calcext:value-type="float">
            <text:p>111.223512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0136275862" calcext:value-type="float">
            <text:p>111.370136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35035" calcext:value-type="float">
            <text:p>111.3435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71654344828" calcext:value-type="float">
            <text:p>111.271654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74632" calcext:value-type="float">
            <text:p>110.9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642952" calcext:value-type="float">
            <text:p>110.46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62182344828" calcext:value-type="float">
            <text:p>110.162182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292696" calcext:value-type="float">
            <text:p>109.92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8614" calcext:value-type="float">
            <text:p>110.08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45176774194" calcext:value-type="float">
            <text:p>110.2451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52408" calcext:value-type="float">
            <text:p>110.4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30464827586" calcext:value-type="float">
            <text:p>110.53046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23014344828" calcext:value-type="float">
            <text:p>110.723014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40181333333" calcext:value-type="float">
            <text:p>110.840181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22543857143" calcext:value-type="float">
            <text:p>110.922543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75216" calcext:value-type="float">
            <text:p>111.0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93247172414" calcext:value-type="float">
            <text:p>111.193247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44863" calcext:value-type="float">
            <text:p>111.044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4666428571" calcext:value-type="float">
            <text:p>110.814666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53312" calcext:value-type="float">
            <text:p>110.62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0887076923" calcext:value-type="float">
            <text:p>110.670887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0440307692" calcext:value-type="float">
            <text:p>110.730440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9641846154" calcext:value-type="float">
            <text:p>110.789641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170915944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75710545455" calcext:value-type="float">
            <text:p>110.875710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1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598" meta:object-count="0"/>
    <meta:user-defined meta:name="AppVersion">3.0</meta:user-defined>
  </office:meta>
</office:document-meta>
</file>